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1d99" officeooo:paragraph-rsid="000e1d99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333333" fo:letter-spacing="normal" officeooo:rsid="0011499a" officeooo:paragraph-rsid="0011499a"/>
    </style:style>
    <style:style style:name="P3" style:family="paragraph" style:parent-style-name="Standard">
      <style:text-properties officeooo:rsid="00101f82" officeooo:paragraph-rsid="00101f82"/>
    </style:style>
    <style:style style:name="P4" style:family="paragraph" style:parent-style-name="Standard">
      <style:text-properties fo:font-weight="bold" officeooo:rsid="0011499a" officeooo:paragraph-rsid="0011499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1f82" officeooo:paragraph-rsid="00101f82" style:font-weight-asian="bold" style:font-weight-complex="bold"/>
    </style:style>
    <style:style style:name="P7" style:family="paragraph" style:parent-style-name="Standard">
      <style:text-properties officeooo:rsid="0011499a" officeooo:paragraph-rsid="0011499a"/>
    </style:style>
    <style:style style:name="P8" style:family="paragraph" style:parent-style-name="Standard">
      <style:text-properties officeooo:paragraph-rsid="0011499a"/>
    </style:style>
    <style:style style:name="P9" style:family="paragraph" style:parent-style-name="Standard">
      <style:text-properties fo:font-size="14pt" fo:font-weight="bold" officeooo:rsid="00101f82" officeooo:paragraph-rsid="00101f8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1499a" officeooo:paragraph-rsid="0011499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style:text-underline-style="none" fo:font-weight="bold" officeooo:rsid="0011499a" officeooo:paragraph-rsid="0011499a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none" fo:font-weight="bold" officeooo:rsid="0013c001" officeooo:paragraph-rsid="0013c001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rsid="0013c001" officeooo:paragraph-rsid="0013c001"/>
    </style:style>
    <style:style style:name="P14" style:family="paragraph" style:parent-style-name="Standard">
      <style:text-properties officeooo:rsid="001574de" officeooo:paragraph-rsid="001574de"/>
    </style:style>
    <style:style style:name="T1" style:family="text">
      <style:text-properties officeooo:rsid="0011499a"/>
    </style:style>
    <style:style style:name="T2" style:family="text">
      <style:text-properties style:font-name="Menlo" fo:font-size="9.75pt" fo:font-style="normal" fo:font-weight="normal"/>
    </style:style>
    <style:style style:name="T3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Menlo" fo:font-size="9.75pt" fo:letter-spacing="normal" fo:font-style="normal" fo:font-weight="normal" officeooo:rsid="001149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c69b"/>
    </style:style>
    <style:style style:name="T7" style:family="text">
      <style:text-properties officeooo:rsid="001695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O Flash A Program Give permission first</text:p>
      <text:p text:style-name="P1"/>
      <text:p text:style-name="Standard">sudo chmod a+rwx /dev/ttyUSB0</text:p>
      <text:p text:style-name="Standard"/>
      <text:p text:style-name="P5"/>
      <text:p text:style-name="P6">FOR CODING EASILY USE THIS WEBSITE </text:p>
      <text:p text:style-name="P3"/>
      <text:p text:style-name="P3"><text:a xlink:type="simple" xlink:href="http://easycoding.tn/tuniot/demos/code/" text:style-name="Internet_20_link" text:visited-style-name="Visited_20_Internet_20_Link">http://easycoding.tn/tuniot/demos/code/</text:a></text:p>
      <text:p text:style-name="P3"/>
      <text:p text:style-name="P3"/>
      <text:p text:style-name="P3"/>
      <text:p text:style-name="P9"/>
      <text:p text:style-name="P9">SETTING PIN:</text:p>
      <text:p text:style-name="P3"/>
      <text:p text:style-name="P3">pinMode(16,OUTPUT);</text:p>
      <text:p text:style-name="P3"/>
      <text:p text:style-name="P3"/>
      <text:p text:style-name="P9">READING WRITING:</text:p>
      <text:p text:style-name="P9"/>
      <text:p text:style-name="P3"><text:s/>digitalWrite(16,HIGH);</text:p>
      <text:p text:style-name="P3"/>
      <text:p text:style-name="P9"/>
      <text:p text:style-name="P9">DELAY:</text:p>
      <text:p text:style-name="P3"/>
      <text:p text:style-name="P3"><text:s text:c="2"/>delay(1000);</text:p>
      <text:p text:style-name="P3"/>
      <text:p text:style-name="P9"/>
      <text:p text:style-name="P10">PRINTING A LINE SERIALLY:</text:p>
      <text:p text:style-name="P10"/>
      <text:p text:style-name="P2"><text:bookmark text:name="content_arduino"/><text:s/><text:span text:style-name="T2">Serial.println("finihed writing");</text:span></text:p>
      <text:p text:style-name="P4">Serial k function k andar:</text:p>
      <text:p text:style-name="P8"><text:span text:style-name="T1"><text:s text:c="2"/></text:span><text:span text:style-name="T3">Serial.begin(9600); <text:s text:c="11"/></text:span><text:span text:style-name="T4">(ye likhna zarori hai)</text:span></text:p>
      <text:p text:style-name="P7"/>
      <text:p text:style-name="P11"/>
      <text:p text:style-name="P12">EEPROM (STORING VALUES)</text:p>
      <text:p text:style-name="P13"><text:s text:c="2"/>#include &lt;EEPROM.h&gt; <text:s/><text:span text:style-name="T6">(SB SAY UPER YE TAG ADD HUGA )</text:span></text:p>
      <text:p text:style-name="P13"><text:s text:c="2"/>EEPROM.begin(512);</text:p>
      <text:p text:style-name="P13"><text:s text:c="2"/>EEPROM.write(0, 10); <text:s/>//8 bits store krwasktay hain(255 values)</text:p>
      <text:p text:style-name="P13"><text:s text:c="2"/>EEPROM.write(1, 20); <text:s/>//number 1 pr 20 store krwaya hai</text:p>
      <text:p text:style-name="P13"><text:s/>(EEPROM.read(1)); <text:s text:c="6"/>//gives 20 as values stored <text:s/></text:p>
      <text:p text:style-name="P13"/>
      <text:p text:style-name="P13"/>
      <text:p text:style-name="P14">hr cheez ki example arduino k folder mai uploaded hai <text:span text:style-name="T7">(Github repo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04:34.305494318</meta:creation-date>
    <dc:date>2021-05-02T17:14:52.524390760</dc:date>
    <meta:editing-duration>PT44M21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91" meta:character-count="713" meta:non-whitespace-character-count="605"/>
  </office:meta>
</office:document-meta>
</file>